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risis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2]*[.B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3]*[.B3]"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3])" office:value-type="float" office:value="0.125" calcext:value-type="float">
            <text:p>0.125</text:p>
          </table:table-cell>
          <table:table-cell table:formula="of:=[.D4]*100" office:value-type="float" office:value="12.5" calcext:value-type="float">
            <text:p>12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y’s Deal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6]*[.B6]"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7]*[.B7]"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6:.D7])" office:value-type="float" office:value="0.075" calcext:value-type="float">
            <text:p>0.075</text:p>
          </table:table-cell>
          <table:table-cell table:formula="of:=[.D8]*100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ofter Brexit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formula="of:=[.A10]*[.B10]*[.C10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formula="of:=[.A11]*[.B11]*[.C11]"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10:.D11])" office:value-type="float" office:value="0.075" calcext:value-type="float">
            <text:p>0.075</text:p>
          </table:table-cell>
          <table:table-cell table:formula="of:=[.D12]*100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tend Art 50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4]*[.B14]"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15]*[.B15]"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formula="of:=[.A16]*[.B16]*[.C16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formula="of:=[.A17]*[.B17]*[.C17]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14:.D17])" office:value-type="float" office:value="0.725" calcext:value-type="float">
            <text:p>0.725</text:p>
          </table:table-cell>
          <table:table-cell table:formula="of:=[.D18]*100" office:value-type="float" office:value="72.5" calcext:value-type="float">
            <text:p>72.5</text:p>
          </table:table-cell>
          <table:table-cell office:value-type="float" office:value="72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4-11T14:08:38.274302380</meta:creation-date>
    <meta:generator>LibreOffice/6.2.0.3$MacOSX_X86_64 LibreOffice_project/98c6a8a1c6c7b144ce3cc729e34964b47ce25d62</meta:generator>
    <dc:date>2019-04-11T19:20:33.731433399</dc:date>
    <dc:creator>Jon Worth</dc:creator>
    <meta:editing-duration>PT5H1M31S</meta:editing-duration>
    <meta:editing-cycles>1</meta:editing-cycles>
    <meta:document-statistic meta:table-count="1" meta:cell-count="50" meta:object-count="0"/>
  </office:meta>
</office:document-meta>
</file>